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2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3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P2" style:family="paragraph" style:parent-style-name="Standard">
      <style:paragraph-properties fo:break-before="auto" fo:line-height="100%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3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4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5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5" style:family="paragraph" style:parent-style-name="Standard">
      <style:paragraph-properties fo:text-align="left" fo:break-before="auto" fo:line-height="100%" style:writing-mode="lr-tb"/>
    </style:style>
    <style:style style:name="T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7.59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00%" style:writing-mode="lr-tb"/>
    </style:style>
    <style:style style:name="P13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2" style:family="table">
      <style:table-properties table:align="left" style:width="17.59cm" fo:margin-left="0cm"/>
    </style:style>
    <style:style style:name="Column2" style:family="table-column">
      <style:table-column-properties style:column-width="17.59cm"/>
    </style:style>
    <style:style style:name="Row2" style:family="table-row"/>
    <style:style style:name="Cell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3" style:family="table">
      <style:table-properties table:align="left" style:width="17.237cm" fo:margin-left="0cm"/>
    </style:style>
    <style:style style:name="Column3" style:family="table-column">
      <style:table-column-properties style:column-width="17.237cm"/>
    </style:style>
    <style:style style:name="Row4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5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break-before="auto" fo:line-height="100%" style:writing-mode="lr-tb"/>
    </style:style>
    <style:style style:name="P33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34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4" style:family="table">
      <style:table-properties table:align="left" style:width="17.59cm" fo:margin-left="0cm"/>
    </style:style>
    <style:style style:name="Column4" style:family="table-column">
      <style:table-column-properties style:column-width="17.59cm"/>
    </style:style>
    <style:style style:name="Row7" style:family="table-row"/>
    <style:style style:name="Cell7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5" style:family="table">
      <style:table-properties table:align="left" style:width="17.237cm" fo:margin-left="0cm"/>
    </style:style>
    <style:style style:name="Column5" style:family="table-column">
      <style:table-column-properties style:column-width="17.237cm"/>
    </style:style>
    <style:style style:name="Row9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6" style:family="table">
      <style:table-properties table:align="left" style:width="17.237cm" fo:margin-left="0cm"/>
    </style:style>
    <style:style style:name="Column6" style:family="table-column">
      <style:table-column-properties style:column-width="17.237cm"/>
    </style:style>
    <style:style style:name="Row10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7" style:family="table">
      <style:table-properties table:align="left" style:width="17.237cm" fo:margin-left="0cm"/>
    </style:style>
    <style:style style:name="Column7" style:family="table-column">
      <style:table-column-properties style:column-width="17.237cm"/>
    </style:style>
    <style:style style:name="Row11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1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break-before="auto" fo:line-height="100%" style:writing-mode="lr-tb"/>
    </style:style>
    <style:style style:name="P75" style:family="paragraph" style:parent-style-name="Standard">
      <style:paragraph-properties fo:break-before="auto" fo:line-height="100%" style:writing-mode="lr-tb"/>
    </style:style>
    <style:style style:name="P76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77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8" style:family="table">
      <style:table-properties table:align="left" style:width="17.59cm" fo:margin-left="0cm"/>
    </style:style>
    <style:style style:name="Column8" style:family="table-column">
      <style:table-column-properties style:column-width="17.59cm"/>
    </style:style>
    <style:style style:name="Row14" style:family="table-row"/>
    <style:style style:name="Cell14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9" style:family="table">
      <style:table-properties table:align="left" style:width="17.237cm" fo:margin-left="0cm"/>
    </style:style>
    <style:style style:name="Column9" style:family="table-column">
      <style:table-column-properties style:column-width="17.237cm"/>
    </style:style>
    <style:style style:name="Row1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0" style:family="table">
      <style:table-properties table:align="left" style:width="17.237cm" fo:margin-left="0cm"/>
    </style:style>
    <style:style style:name="Column10" style:family="table-column">
      <style:table-column-properties style:column-width="17.237cm"/>
    </style:style>
    <style:style style:name="Row17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1" style:family="table">
      <style:table-properties table:align="left" style:width="17.237cm" fo:margin-left="0cm"/>
    </style:style>
    <style:style style:name="Column11" style:family="table-column">
      <style:table-column-properties style:column-width="17.237cm"/>
    </style:style>
    <style:style style:name="Row18" style:family="table-row"/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19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break-before="auto" fo:line-height="100%" style:writing-mode="lr-tb"/>
    </style:style>
    <style:style style:name="P118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19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12" style:family="table">
      <style:table-properties table:align="left" style:width="17.59cm" fo:margin-left="0cm"/>
    </style:style>
    <style:style style:name="Column12" style:family="table-column">
      <style:table-column-properties style:column-width="17.59cm"/>
    </style:style>
    <style:style style:name="Row21" style:family="table-row"/>
    <style:style style:name="Cell21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3" style:family="table">
      <style:table-properties table:align="left" style:width="4.154cm" fo:margin-left="3.598cm"/>
    </style:style>
    <style:style style:name="Column13" style:family="table-column">
      <style:table-column-properties style:column-width="4.154cm"/>
    </style:style>
    <style:style style:name="Row23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28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9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break-before="auto" fo:line-height="100%" style:writing-mode="lr-tb"/>
    </style:style>
    <style:style style:name="P149" style:family="paragraph" style:parent-style-name="Standard">
      <style:paragraph-properties fo:break-before="auto" fo:line-height="115%" style:writing-mode="lr-tb"/>
      <style:text-properties style:font-name="Arial" fo:font-size="16pt" style:font-name-asian="Arial" style:font-size-asian="16pt" style:font-name-complex="Arial" style:font-size-complex="16pt"/>
    </style:style>
    <style:style style:name="P150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51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52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</office:automatic-styles>
  <office:body>
    <office:text>
      <text:p text:style-name="P1"><text:span text:style-name="T1_1">TINKER</text:span><text:span text:style-name="T1_2"><text:s/></text:span><text:span text:style-name="T1_3">ACADEMY</text:span></text:p>
      <text:p text:style-name="P2"/>
      <text:p text:style-name="P3"><text:span text:style-name="T3_1">Programming</text:span><text:span text:style-name="T3_2"><text:s/></text:span><text:span text:style-name="T3_3">Using</text:span><text:span text:style-name="T3_4"><text:s/></text:span><text:span text:style-name="T3_5">Java</text:span></text:p>
      <text:p text:style-name="P4"/>
      <text:p text:style-name="P5"><text:span text:style-name="T5_1">Quiz</text:span><text:span text:style-name="T5_2"><text:s/>6:<text:s/></text:span><text:span text:style-name="T5_3">Inheritance</text:span><text:span text:style-name="T5_4">,<text:s/></text:span><text:span text:style-name="T5_5">Packages</text:span><text:span text:style-name="T5_6"><text:s/></text:span><text:span text:style-name="T5_7">and</text:span><text:span text:style-name="T5_8"><text:s/></text:span><text:span text:style-name="T5_9">Interfaces</text:span><text:span text:style-name="T5_10"><text:s/></text:span><text:span text:style-name="T5_11">Part</text:span><text:span text:style-name="T5_12"><text:s/>2</text:span></text:p>
      <text:p text:style-name="P6"/>
      <table:table table:style-name="Table1">
        <table:table-column table:style-name="Column1"/>
        <table:table-row table:style-name="Row1">
          <table:table-cell table:style-name="Cell1">
            <text:p text:style-name="P7"><text:span text:style-name="T7_1">Welcome</text:span><text:span text:style-name="T7_2"><text:s/></text:span><text:span text:style-name="T7_3">to</text:span><text:span text:style-name="T7_4"><text:s/></text:span><text:span text:style-name="T7_5">the</text:span><text:span text:style-name="T7_6"><text:s/></text:span><text:span text:style-name="T7_7">Class</text:span><text:span text:style-name="T7_8">!</text:span></text:p>
            <text:p text:style-name="P8"/>
            <text:p text:style-name="P9"><text:span text:style-name="T9_1">This</text:span><text:span text:style-name="T9_2"><text:s/></text:span><text:span text:style-name="T9_3">quiz</text:span><text:span text:style-name="T9_4"><text:s/></text:span><text:span text:style-name="T9_5">will</text:span><text:span text:style-name="T9_6"><text:s/></text:span><text:span text:style-name="T9_7">cover</text:span><text:span text:style-name="T9_8"><text:s/></text:span><text:span text:style-name="T9_9">the</text:span><text:span text:style-name="T9_10"><text:s/></text:span><text:span text:style-name="T9_11">sixth</text:span><text:span text:style-name="T9_12"><text:s/></text:span><text:span text:style-name="T9_13">Programming</text:span><text:span text:style-name="T9_14"><text:s/></text:span><text:span text:style-name="T9_15">Using</text:span><text:span text:style-name="T9_16"><text:s/></text:span><text:span text:style-name="T9_17">Java</text:span><text:span text:style-name="T9_18"><text:s/></text:span><text:span text:style-name="T9_19">class</text:span><text:span text:style-name="T9_20">.</text:span></text:p>
            <text:p text:style-name="P10"/>
            <text:p text:style-name="P11"><text:span text:style-name="T11_1">This</text:span><text:span text:style-name="T11_2"><text:s/></text:span><text:span text:style-name="T11_3">quiz</text:span><text:span text:style-name="T11_4"><text:s/></text:span><text:span text:style-name="T11_5">is</text:span><text:span text:style-name="T11_6"><text:s/></text:span><text:span text:style-name="T11_7">graded</text:span><text:span text:style-name="T11_8">!</text:span></text:p>
          </table:table-cell>
        </table:table-row>
      </table:table>
      <text:p text:style-name="P12"/>
      <text:p text:style-name="P13"/>
      <table:table table:style-name="Table2">
        <table:table-column table:style-name="Column2"/>
        <table:table-row table:style-name="Row2">
          <table:table-cell table:style-name="Cell2">
            <text:p text:style-name="P14"><text:span text:style-name="T14_1">Question</text:span><text:span text:style-name="T14_2"><text:s/>1</text:span></text:p>
          </table:table-cell>
        </table:table-row>
        <table:table-row table:style-name="Row3">
          <table:table-cell table:style-name="Cell3">
            <text:p text:style-name="P15"><text:span text:style-name="T15_1">A</text:span><text:span text:style-name="T15_2"><text:s/></text:span><text:span text:style-name="T15_3">student</text:span><text:span text:style-name="T15_4"><text:s/></text:span><text:span text:style-name="T15_5">defines</text:span><text:span text:style-name="T15_6"><text:s/></text:span><text:span text:style-name="T15_7">a</text:span><text:span text:style-name="T15_8"><text:s/></text:span><text:span text:style-name="T15_9">class</text:span><text:span text:style-name="T15_10"><text:s/></text:span><text:span text:style-name="T15_11">called</text:span><text:span text:style-name="T15_12"><text:s/></text:span><text:span text:style-name="T15_13">Example</text:span><text:span text:style-name="T15_14">1<text:s/></text:span><text:span text:style-name="T15_15">as</text:span><text:span text:style-name="T15_16"><text:s/></text:span><text:span text:style-name="T15_17">follows</text:span></text:p>
            <text:p text:style-name="P16"/>
            <text:p text:style-name="P17"/>
            <table:table table:style-name="Table3">
              <table:table-column table:style-name="Column3"/>
              <table:table-row table:style-name="Row4">
                <table:table-cell table:style-name="Cell4">
                  <text:p text:style-name="P18"><text:span text:style-name="T18_1">package</text:span><text:span text:style-name="T18_2"><text:s/></text:span><text:span text:style-name="T18_3">com</text:span><text:span text:style-name="T18_4">.</text:span><text:span text:style-name="T18_5">tinkeracademy</text:span><text:span text:style-name="T18_6">.</text:span><text:span text:style-name="T18_7">java</text:span><text:span text:style-name="T18_8">;</text:span></text:p>
                  <text:p text:style-name="P19"/>
                  <text:p text:style-name="P20"><text:span text:style-name="T20_1">public</text:span><text:span text:style-name="T20_2"><text:s/></text:span><text:span text:style-name="T20_3">class</text:span><text:span text:style-name="T20_4"><text:s/></text:span><text:span text:style-name="T20_5">Example</text:span><text:span text:style-name="T20_6">1<text:s/>{</text:span></text:p>
                  <text:p text:style-name="P21"><text:span text:style-name="T21_1">}</text:span></text:p>
                </table:table-cell>
              </table:table-row>
            </table:table>
            <text:p text:style-name="P22"/>
            <text:p text:style-name="P23"><text:span text:style-name="T23_1">Which</text:span><text:span text:style-name="T23_2"><text:s/></text:span><text:span text:style-name="T23_3">package</text:span><text:span text:style-name="T23_4"><text:s/></text:span><text:span text:style-name="T23_5">does</text:span><text:span text:style-name="T23_6"><text:s/></text:span><text:span text:style-name="T23_7">this</text:span><text:span text:style-name="T23_8"><text:s/></text:span><text:span text:style-name="T23_9">class</text:span><text:span text:style-name="T23_10"><text:s/></text:span><text:span text:style-name="T23_11">reside</text:span><text:span text:style-name="T23_12"><text:s/></text:span><text:span text:style-name="T23_13">in</text:span><text:span text:style-name="T23_14">?<text:s/></text:span></text:p>
            <text:p text:style-name="P24"/>
            <text:p text:style-name="P25"><text:span text:style-name="T25_1">Type</text:span><text:span text:style-name="T25_2"><text:s/></text:span><text:span text:style-name="T25_3">your</text:span><text:span text:style-name="T25_4"><text:s/></text:span><text:span text:style-name="T25_5">answer</text:span><text:span text:style-name="T25_6"><text:s/></text:span><text:span text:style-name="T25_7">in</text:span><text:span text:style-name="T25_8"><text:s/></text:span><text:span text:style-name="T25_9">the</text:span><text:span text:style-name="T25_10"><text:s/></text:span><text:span text:style-name="T25_11">answer</text:span><text:span text:style-name="T25_12"><text:s/></text:span><text:span text:style-name="T25_13">box</text:span><text:span text:style-name="T25_14"><text:s/></text:span><text:span text:style-name="T25_15">below</text:span><text:span text:style-name="T25_16">.</text:span></text:p>
          </table:table-cell>
        </table:table-row>
        <table:table-row table:style-name="Row5">
          <table:table-cell table:style-name="Cell5">
            <text:p text:style-name="P26"/>
            <text:p text:style-name="P27"><text:span text:style-name="T27_1">Answer</text:span></text:p>
          </table:table-cell>
        </table:table-row>
        <table:table-row table:style-name="Row6">
          <table:table-cell table:style-name="Cell6">
            <text:p text:style-name="P28"/>
            <text:p text:style-name="P29"/>
            <text:p text:style-name="P30"/>
            <text:p text:style-name="P31"/>
          </table:table-cell>
        </table:table-row>
      </table:table>
      <text:p text:style-name="P32"/>
      <text:p text:style-name="P33"/>
      <text:p text:style-name="P34"/>
      <table:table table:style-name="Table4">
        <table:table-column table:style-name="Column4"/>
        <table:table-row table:style-name="Row7">
          <table:table-cell table:style-name="Cell7">
            <text:p text:style-name="P35"><text:span text:style-name="T35_1">Question</text:span><text:span text:style-name="T35_2"><text:s/>2</text:span></text:p>
          </table:table-cell>
        </table:table-row>
        <table:table-row table:style-name="Row8">
          <table:table-cell table:style-name="Cell8">
            <text:p text:style-name="P36"><text:span text:style-name="T36_1">A</text:span><text:span text:style-name="T36_2"><text:s/></text:span><text:span text:style-name="T36_3">student</text:span><text:span text:style-name="T36_4"><text:s/></text:span><text:span text:style-name="T36_5">defines</text:span><text:span text:style-name="T36_6"><text:s/>2<text:s/></text:span><text:span text:style-name="T36_7">classes</text:span><text:span text:style-name="T36_8"><text:s/></text:span><text:span text:style-name="T36_9">called</text:span><text:span text:style-name="T36_10"><text:s/></text:span><text:span text:style-name="T36_11">Example</text:span><text:span text:style-name="T36_12">1<text:s/></text:span><text:span text:style-name="T36_13">and</text:span><text:span text:style-name="T36_14"><text:s/></text:span><text:span text:style-name="T36_15">Example</text:span><text:span text:style-name="T36_16">2<text:s/></text:span><text:span text:style-name="T36_17">as</text:span><text:span text:style-name="T36_18"><text:s/></text:span><text:span text:style-name="T36_19">follows</text:span></text:p>
            <text:p text:style-name="P37"/>
            <text:p text:style-name="P38"/>
            <text:p text:style-name="P39"/>
            <table:table table:style-name="Table5">
              <table:table-column table:style-name="Column5"/>
              <table:table-row table:style-name="Row9">
                <table:table-cell table:style-name="Cell9">
                  <text:p text:style-name="P40"><text:span text:style-name="T40_1">package</text:span><text:span text:style-name="T40_2"><text:s/></text:span><text:span text:style-name="T40_3">com</text:span><text:span text:style-name="T40_4">.</text:span><text:span text:style-name="T40_5">tinkeracademy</text:span><text:span text:style-name="T40_6">.</text:span><text:span text:style-name="T40_7">java</text:span><text:span text:style-name="T40_8">;</text:span></text:p>
                  <text:p text:style-name="P41"/>
                  <text:p text:style-name="P42"><text:span text:style-name="T42_1">public</text:span><text:span text:style-name="T42_2"><text:s/></text:span><text:span text:style-name="T42_3">class</text:span><text:span text:style-name="T42_4"><text:s/></text:span><text:span text:style-name="T42_5">Example</text:span><text:span text:style-name="T42_6">1<text:s/>{</text:span></text:p>
                  <text:p text:style-name="P43"><text:span text:style-name="T43_1"><text:s text:c="5"/></text:span><text:span text:style-name="T43_2">public</text:span><text:span text:style-name="T43_3"><text:s/></text:span><text:span text:style-name="T43_4">void</text:span><text:span text:style-name="T43_5"><text:s/></text:span><text:span text:style-name="T43_6">printHello</text:span><text:span text:style-name="T43_7">()<text:s/>{</text:span></text:p>
                  <text:p text:style-name="P44"><text:span text:style-name="T44_1"><text:s text:c="10"/></text:span><text:span text:style-name="T44_2">System</text:span><text:span text:style-name="T44_3">.</text:span><text:span text:style-name="T44_4">out</text:span><text:span text:style-name="T44_5">.</text:span><text:span text:style-name="T44_6">println</text:span><text:span text:style-name="T44_7">(“</text:span><text:span text:style-name="T44_8">Hello</text:span><text:span text:style-name="T44_9"><text:s/></text:span><text:span text:style-name="T44_10">from</text:span><text:span text:style-name="T44_11"><text:s/></text:span><text:span text:style-name="T44_12">Example</text:span><text:span text:style-name="T44_13"><text:s/>1”);</text:span></text:p>
                  <text:p text:style-name="P45"><text:span text:style-name="T45_1"><text:s text:c="5"/>}</text:span></text:p>
                  <text:p text:style-name="P46"><text:span text:style-name="T46_1">}</text:span></text:p>
                </table:table-cell>
              </table:table-row>
            </table:table>
            <text:p text:style-name="P47"/>
            <text:p text:style-name="P48"/>
            <table:table table:style-name="Table6">
              <table:table-column table:style-name="Column6"/>
              <table:table-row table:style-name="Row10">
                <table:table-cell table:style-name="Cell10">
                  <text:p text:style-name="P49"><text:span text:style-name="T49_1">package</text:span><text:span text:style-name="T49_2"><text:s/></text:span><text:span text:style-name="T49_3">com</text:span><text:span text:style-name="T49_4">.</text:span><text:span text:style-name="T49_5">tinkeracademy</text:span><text:span text:style-name="T49_6">.</text:span><text:span text:style-name="T49_7">java</text:span><text:span text:style-name="T49_8">;</text:span></text:p>
                  <text:p text:style-name="P50"/>
                  <text:p text:style-name="P51"><text:span text:style-name="T51_1">public</text:span><text:span text:style-name="T51_2"><text:s/></text:span><text:span text:style-name="T51_3">class</text:span><text:span text:style-name="T51_4"><text:s/></text:span><text:span text:style-name="T51_5">Example</text:span><text:span text:style-name="T51_6">2<text:s/></text:span><text:span text:style-name="T51_7">extends</text:span><text:span text:style-name="T51_8"><text:s/></text:span><text:span text:style-name="T51_9">Example</text:span><text:span text:style-name="T51_10">1<text:s/>{</text:span></text:p>
                  <text:p text:style-name="P52"><text:span text:style-name="T52_1"><text:s text:c="4"/></text:span></text:p>
                  <text:p text:style-name="P53"><text:span text:style-name="T53_1"><text:s text:c="5"/></text:span><text:span text:style-name="T53_2">public</text:span><text:span text:style-name="T53_3"><text:s/></text:span><text:span text:style-name="T53_4">void</text:span><text:span text:style-name="T53_5"><text:s/></text:span><text:span text:style-name="T53_6">printHello</text:span><text:span text:style-name="T53_7">()<text:s/>{</text:span></text:p>
                  <text:p text:style-name="P54"><text:span text:style-name="T54_1"><text:s text:c="10"/></text:span><text:span text:style-name="T54_2">System</text:span><text:span text:style-name="T54_3">.</text:span><text:span text:style-name="T54_4">out</text:span><text:span text:style-name="T54_5">.</text:span><text:span text:style-name="T54_6">println</text:span><text:span text:style-name="T54_7">(“</text:span><text:span text:style-name="T54_8">Hello</text:span><text:span text:style-name="T54_9"><text:s/></text:span><text:span text:style-name="T54_10">from</text:span><text:span text:style-name="T54_11"><text:s/></text:span><text:span text:style-name="T54_12">Example</text:span><text:span text:style-name="T54_13"><text:s/>2”);</text:span></text:p>
                  <text:p text:style-name="P55"><text:span text:style-name="T55_1"><text:s text:c="5"/>}</text:span></text:p>
                  <text:p text:style-name="P56"/>
                  <text:p text:style-name="P57"><text:span text:style-name="T57_1">}</text:span></text:p>
                </table:table-cell>
              </table:table-row>
            </table:table>
            <text:p text:style-name="P58"/>
            <text:p text:style-name="P59"><text:span text:style-name="T59_1">The</text:span><text:span text:style-name="T59_2"><text:s/></text:span><text:span text:style-name="T59_3">student</text:span><text:span text:style-name="T59_4"><text:s/></text:span><text:span text:style-name="T59_5">then</text:span><text:span text:style-name="T59_6"><text:s/></text:span><text:span text:style-name="T59_7">adds</text:span><text:span text:style-name="T59_8"><text:s/></text:span><text:span text:style-name="T59_9">the</text:span><text:span text:style-name="T59_10"><text:s/></text:span><text:span text:style-name="T59_11">following</text:span><text:span text:style-name="T59_12"><text:s/></text:span><text:span text:style-name="T59_13">code</text:span></text:p>
            <text:p text:style-name="P60"/>
            <text:p text:style-name="P61"/>
            <table:table table:style-name="Table7">
              <table:table-column table:style-name="Column7"/>
              <table:table-row table:style-name="Row11">
                <table:table-cell table:style-name="Cell11">
                  <text:p text:style-name="P62"><text:span text:style-name="T62_1">Example</text:span><text:span text:style-name="T62_2">1<text:s/></text:span><text:span text:style-name="T62_3">example</text:span><text:span text:style-name="T62_4"><text:s/>=<text:s/></text:span><text:span text:style-name="T62_5">new</text:span><text:span text:style-name="T62_6"><text:s/></text:span><text:span text:style-name="T62_7">Example</text:span><text:span text:style-name="T62_8">2();</text:span></text:p>
                  <text:p text:style-name="P63"><text:span text:style-name="T63_1">example</text:span><text:span text:style-name="T63_2">.</text:span><text:span text:style-name="T63_3">printHello</text:span><text:span text:style-name="T63_4">();</text:span></text:p>
                </table:table-cell>
              </table:table-row>
            </table:table>
            <text:p text:style-name="P64"/>
            <text:p text:style-name="P65"><text:span text:style-name="T65_1">What</text:span><text:span text:style-name="T65_2"><text:s/></text:span><text:span text:style-name="T65_3">will</text:span><text:span text:style-name="T65_4"><text:s/></text:span><text:span text:style-name="T65_5">be</text:span><text:span text:style-name="T65_6"><text:s/></text:span><text:span text:style-name="T65_7">printed</text:span><text:span text:style-name="T65_8"><text:s/></text:span><text:span text:style-name="T65_9">to</text:span><text:span text:style-name="T65_10"><text:s/></text:span><text:span text:style-name="T65_11">the</text:span><text:span text:style-name="T65_12"><text:s/></text:span><text:span text:style-name="T65_13">console</text:span><text:span text:style-name="T65_14"><text:s/></text:span><text:span text:style-name="T65_15">when</text:span><text:span text:style-name="T65_16"><text:s/></text:span><text:span text:style-name="T65_17">the</text:span><text:span text:style-name="T65_18"><text:s/></text:span><text:span text:style-name="T65_19">code</text:span><text:span text:style-name="T65_20"><text:s/></text:span><text:span text:style-name="T65_21">above</text:span><text:span text:style-name="T65_22"><text:s/></text:span><text:span text:style-name="T65_23">is</text:span><text:span text:style-name="T65_24"><text:s/></text:span><text:span text:style-name="T65_25">executed</text:span><text:span text:style-name="T65_26">?</text:span></text:p>
            <text:p text:style-name="P66"/>
            <text:p text:style-name="P67"><text:span text:style-name="T67_1">Type</text:span><text:span text:style-name="T67_2"><text:s/></text:span><text:span text:style-name="T67_3">your</text:span><text:span text:style-name="T67_4"><text:s/></text:span><text:span text:style-name="T67_5">answer</text:span><text:span text:style-name="T67_6"><text:s/></text:span><text:span text:style-name="T67_7">in</text:span><text:span text:style-name="T67_8"><text:s/></text:span><text:span text:style-name="T67_9">the</text:span><text:span text:style-name="T67_10"><text:s/></text:span><text:span text:style-name="T67_11">answer</text:span><text:span text:style-name="T67_12"><text:s/></text:span><text:span text:style-name="T67_13">box</text:span><text:span text:style-name="T67_14"><text:s/></text:span><text:span text:style-name="T67_15">below</text:span><text:span text:style-name="T67_16">.</text:span></text:p>
          </table:table-cell>
        </table:table-row>
        <table:table-row table:style-name="Row12">
          <table:table-cell table:style-name="Cell12">
            <text:p text:style-name="P68"><text:span text:style-name="T68_1">Answer</text:span></text:p>
          </table:table-cell>
        </table:table-row>
        <table:table-row table:style-name="Row13">
          <table:table-cell table:style-name="Cell13">
            <text:p text:style-name="P69"/>
            <text:p text:style-name="P70"/>
            <text:p text:style-name="P71"/>
            <text:p text:style-name="P72"/>
            <text:p text:style-name="P73"/>
          </table:table-cell>
        </table:table-row>
      </table:table>
      <text:p text:style-name="P74"/>
      <text:p text:style-name="P75"/>
      <text:p text:style-name="P76"/>
      <text:p text:style-name="P77"/>
      <table:table table:style-name="Table8">
        <table:table-column table:style-name="Column8"/>
        <table:table-row table:style-name="Row14">
          <table:table-cell table:style-name="Cell14">
            <text:p text:style-name="P78"><text:span text:style-name="T78_1">Question</text:span><text:span text:style-name="T78_2"><text:s/>3</text:span></text:p>
          </table:table-cell>
        </table:table-row>
        <table:table-row table:style-name="Row15">
          <table:table-cell table:style-name="Cell15">
            <text:p text:style-name="P79"><text:span text:style-name="T79_1">A</text:span><text:span text:style-name="T79_2"><text:s/></text:span><text:span text:style-name="T79_3">student</text:span><text:span text:style-name="T79_4"><text:s/></text:span><text:span text:style-name="T79_5">defines</text:span><text:span text:style-name="T79_6"><text:s/>2<text:s/></text:span><text:span text:style-name="T79_7">classes</text:span><text:span text:style-name="T79_8"><text:s/></text:span><text:span text:style-name="T79_9">called</text:span><text:span text:style-name="T79_10"><text:s/></text:span><text:span text:style-name="T79_11">Example</text:span><text:span text:style-name="T79_12">1<text:s/></text:span><text:span text:style-name="T79_13">and</text:span><text:span text:style-name="T79_14"><text:s/></text:span><text:span text:style-name="T79_15">Example</text:span><text:span text:style-name="T79_16">2<text:s/></text:span><text:span text:style-name="T79_17">as</text:span><text:span text:style-name="T79_18"><text:s/></text:span><text:span text:style-name="T79_19">follows</text:span></text:p>
            <text:p text:style-name="P80"/>
            <text:p text:style-name="P81"/>
            <text:p text:style-name="P82"/>
            <table:table table:style-name="Table9">
              <table:table-column table:style-name="Column9"/>
              <table:table-row table:style-name="Row16">
                <table:table-cell table:style-name="Cell16">
                  <text:p text:style-name="P83"><text:span text:style-name="T83_1">package</text:span><text:span text:style-name="T83_2"><text:s/></text:span><text:span text:style-name="T83_3">com</text:span><text:span text:style-name="T83_4">.</text:span><text:span text:style-name="T83_5">tinkeracademy</text:span><text:span text:style-name="T83_6">.</text:span><text:span text:style-name="T83_7">java</text:span><text:span text:style-name="T83_8">;</text:span></text:p>
                  <text:p text:style-name="P84"/>
                  <text:p text:style-name="P85"><text:span text:style-name="T85_1">public</text:span><text:span text:style-name="T85_2"><text:s/></text:span><text:span text:style-name="T85_3">class</text:span><text:span text:style-name="T85_4"><text:s/></text:span><text:span text:style-name="T85_5">Example</text:span><text:span text:style-name="T85_6">1<text:s/>{</text:span></text:p>
                  <text:p text:style-name="P86"><text:span text:style-name="T86_1"><text:s text:c="5"/></text:span><text:span text:style-name="T86_2">public</text:span><text:span text:style-name="T86_3"><text:s/></text:span><text:span text:style-name="T86_4">void</text:span><text:span text:style-name="T86_5"><text:s/></text:span><text:span text:style-name="T86_6">printHello</text:span><text:span text:style-name="T86_7">()<text:s/>{</text:span></text:p>
                  <text:p text:style-name="P87"><text:span text:style-name="T87_1"><text:s text:c="10"/></text:span><text:span text:style-name="T87_2">System</text:span><text:span text:style-name="T87_3">.</text:span><text:span text:style-name="T87_4">out</text:span><text:span text:style-name="T87_5">.</text:span><text:span text:style-name="T87_6">println</text:span><text:span text:style-name="T87_7">(“</text:span><text:span text:style-name="T87_8">Hello</text:span><text:span text:style-name="T87_9"><text:s/></text:span><text:span text:style-name="T87_10">from</text:span><text:span text:style-name="T87_11"><text:s/></text:span><text:span text:style-name="T87_12">Example</text:span><text:span text:style-name="T87_13"><text:s/>1”);</text:span></text:p>
                  <text:p text:style-name="P88"><text:span text:style-name="T88_1"><text:s text:c="5"/>}</text:span></text:p>
                  <text:p text:style-name="P89"><text:span text:style-name="T89_1">}</text:span></text:p>
                </table:table-cell>
              </table:table-row>
            </table:table>
            <text:p text:style-name="P90"/>
            <text:p text:style-name="P91"/>
            <table:table table:style-name="Table10">
              <table:table-column table:style-name="Column10"/>
              <table:table-row table:style-name="Row17">
                <table:table-cell table:style-name="Cell17">
                  <text:p text:style-name="P92"><text:span text:style-name="T92_1">package</text:span><text:span text:style-name="T92_2"><text:s/></text:span><text:span text:style-name="T92_3">com</text:span><text:span text:style-name="T92_4">.</text:span><text:span text:style-name="T92_5">tinkeracademy</text:span><text:span text:style-name="T92_6">.</text:span><text:span text:style-name="T92_7">java</text:span><text:span text:style-name="T92_8">;</text:span></text:p>
                  <text:p text:style-name="P93"/>
                  <text:p text:style-name="P94"><text:span text:style-name="T94_1">public</text:span><text:span text:style-name="T94_2"><text:s/></text:span><text:span text:style-name="T94_3">class</text:span><text:span text:style-name="T94_4"><text:s/></text:span><text:span text:style-name="T94_5">Example</text:span><text:span text:style-name="T94_6">2<text:s/></text:span><text:span text:style-name="T94_7">extends</text:span><text:span text:style-name="T94_8"><text:s/></text:span><text:span text:style-name="T94_9">Example</text:span><text:span text:style-name="T94_10">1<text:s/>{</text:span></text:p>
                  <text:p text:style-name="P95"><text:span text:style-name="T95_1"><text:s text:c="4"/></text:span></text:p>
                  <text:p text:style-name="P96"><text:span text:style-name="T96_1"><text:s text:c="5"/></text:span><text:span text:style-name="T96_2">public</text:span><text:span text:style-name="T96_3"><text:s/></text:span><text:span text:style-name="T96_4">void</text:span><text:span text:style-name="T96_5"><text:s/></text:span><text:span text:style-name="T96_6">printHello</text:span><text:span text:style-name="T96_7">()<text:s/>{</text:span></text:p>
                  <text:p text:style-name="P97"><text:span text:style-name="T97_1"><text:s text:c="10"/></text:span><text:span text:style-name="T97_2">System</text:span><text:span text:style-name="T97_3">.</text:span><text:span text:style-name="T97_4">out</text:span><text:span text:style-name="T97_5">.</text:span><text:span text:style-name="T97_6">println</text:span><text:span text:style-name="T97_7">(“</text:span><text:span text:style-name="T97_8">Hello</text:span><text:span text:style-name="T97_9"><text:s/></text:span><text:span text:style-name="T97_10">from</text:span><text:span text:style-name="T97_11"><text:s/></text:span><text:span text:style-name="T97_12">Example</text:span><text:span text:style-name="T97_13"><text:s/>2”);</text:span></text:p>
                  <text:p text:style-name="P98"><text:span text:style-name="T98_1"><text:s text:c="5"/>}</text:span></text:p>
                  <text:p text:style-name="P99"/>
                  <text:p text:style-name="P100"><text:span text:style-name="T100_1">}</text:span></text:p>
                </table:table-cell>
              </table:table-row>
            </table:table>
            <text:p text:style-name="P101"/>
            <text:p text:style-name="P102"><text:span text:style-name="T102_1">The</text:span><text:span text:style-name="T102_2"><text:s/></text:span><text:span text:style-name="T102_3">student</text:span><text:span text:style-name="T102_4"><text:s/></text:span><text:span text:style-name="T102_5">then</text:span><text:span text:style-name="T102_6"><text:s/></text:span><text:span text:style-name="T102_7">adds</text:span><text:span text:style-name="T102_8"><text:s/></text:span><text:span text:style-name="T102_9">the</text:span><text:span text:style-name="T102_10"><text:s/></text:span><text:span text:style-name="T102_11">following</text:span><text:span text:style-name="T102_12"><text:s/></text:span><text:span text:style-name="T102_13">code</text:span></text:p>
            <text:p text:style-name="P103"/>
            <text:p text:style-name="P104"/>
            <table:table table:style-name="Table11">
              <table:table-column table:style-name="Column11"/>
              <table:table-row table:style-name="Row18">
                <table:table-cell table:style-name="Cell18">
                  <text:p text:style-name="P105"><text:span text:style-name="T105_1">Example</text:span><text:span text:style-name="T105_2">1<text:s/></text:span><text:span text:style-name="T105_3">example</text:span><text:span text:style-name="T105_4"><text:s/>=<text:s/></text:span><text:span text:style-name="T105_5">new</text:span><text:span text:style-name="T105_6"><text:s/></text:span><text:span text:style-name="T105_7">Example</text:span><text:span text:style-name="T105_8">1();</text:span></text:p>
                  <text:p text:style-name="P106"><text:span text:style-name="T106_1">example</text:span><text:span text:style-name="T106_2">.</text:span><text:span text:style-name="T106_3">printHello</text:span><text:span text:style-name="T106_4">();</text:span></text:p>
                </table:table-cell>
              </table:table-row>
            </table:table>
            <text:p text:style-name="P107"/>
            <text:p text:style-name="P108"><text:span text:style-name="T108_1">What</text:span><text:span text:style-name="T108_2"><text:s/></text:span><text:span text:style-name="T108_3">will</text:span><text:span text:style-name="T108_4"><text:s/></text:span><text:span text:style-name="T108_5">be</text:span><text:span text:style-name="T108_6"><text:s/></text:span><text:span text:style-name="T108_7">printed</text:span><text:span text:style-name="T108_8"><text:s/></text:span><text:span text:style-name="T108_9">to</text:span><text:span text:style-name="T108_10"><text:s/></text:span><text:span text:style-name="T108_11">the</text:span><text:span text:style-name="T108_12"><text:s/></text:span><text:span text:style-name="T108_13">console</text:span><text:span text:style-name="T108_14"><text:s/></text:span><text:span text:style-name="T108_15">when</text:span><text:span text:style-name="T108_16"><text:s/></text:span><text:span text:style-name="T108_17">the</text:span><text:span text:style-name="T108_18"><text:s/></text:span><text:span text:style-name="T108_19">code</text:span><text:span text:style-name="T108_20"><text:s/></text:span><text:span text:style-name="T108_21">above</text:span><text:span text:style-name="T108_22"><text:s/></text:span><text:span text:style-name="T108_23">is</text:span><text:span text:style-name="T108_24"><text:s/></text:span><text:span text:style-name="T108_25">executed</text:span><text:span text:style-name="T108_26">?</text:span></text:p>
            <text:p text:style-name="P109"/>
            <text:p text:style-name="P110"><text:span text:style-name="T110_1">Type</text:span><text:span text:style-name="T110_2"><text:s/></text:span><text:span text:style-name="T110_3">your</text:span><text:span text:style-name="T110_4"><text:s/></text:span><text:span text:style-name="T110_5">answer</text:span><text:span text:style-name="T110_6"><text:s/></text:span><text:span text:style-name="T110_7">in</text:span><text:span text:style-name="T110_8"><text:s/></text:span><text:span text:style-name="T110_9">the</text:span><text:span text:style-name="T110_10"><text:s/></text:span><text:span text:style-name="T110_11">answer</text:span><text:span text:style-name="T110_12"><text:s/></text:span><text:span text:style-name="T110_13">box</text:span><text:span text:style-name="T110_14"><text:s/></text:span><text:span text:style-name="T110_15">below</text:span><text:span text:style-name="T110_16">.</text:span></text:p>
          </table:table-cell>
        </table:table-row>
        <table:table-row table:style-name="Row19">
          <table:table-cell table:style-name="Cell19">
            <text:p text:style-name="P111"><text:span text:style-name="T111_1">Answer</text:span></text:p>
          </table:table-cell>
        </table:table-row>
        <table:table-row table:style-name="Row20">
          <table:table-cell table:style-name="Cell20">
            <text:p text:style-name="P112"/>
            <text:p text:style-name="P113"/>
            <text:p text:style-name="P114"/>
            <text:p text:style-name="P115"/>
            <text:p text:style-name="P116"/>
          </table:table-cell>
        </table:table-row>
      </table:table>
      <text:p text:style-name="P117"/>
      <text:p text:style-name="P118"/>
      <text:p text:style-name="P119"/>
      <table:table table:style-name="Table12">
        <table:table-column table:style-name="Column12"/>
        <table:table-row table:style-name="Row21">
          <table:table-cell table:style-name="Cell21">
            <text:p text:style-name="P120"><text:span text:style-name="T120_1">Question</text:span><text:span text:style-name="T120_2"><text:s/>4</text:span></text:p>
          </table:table-cell>
        </table:table-row>
        <table:table-row table:style-name="Row22">
          <table:table-cell table:style-name="Cell22">
            <text:p text:style-name="P121"><text:span text:style-name="T121_1">The</text:span><text:span text:style-name="T121_2"><text:s/></text:span><text:span text:style-name="T121_3">UML</text:span><text:span text:style-name="T121_4"><text:s/></text:span><text:span text:style-name="T121_5">class</text:span><text:span text:style-name="T121_6"><text:s/></text:span><text:span text:style-name="T121_7">diagram</text:span><text:span text:style-name="T121_8"><text:s/></text:span><text:span text:style-name="T121_9">for</text:span><text:span text:style-name="T121_10"><text:s/></text:span><text:span text:style-name="T121_11">the</text:span><text:span text:style-name="T121_12"><text:s/></text:span><text:span text:style-name="T121_13">class</text:span><text:span text:style-name="T121_14"><text:s/></text:span><text:span text:style-name="T121_15">hierarchy</text:span><text:span text:style-name="T121_16"><text:s/></text:span><text:span text:style-name="T121_17">for</text:span><text:span text:style-name="T121_18"><text:s/></text:span><text:span text:style-name="T121_19">org</text:span><text:span text:style-name="T121_20">.</text:span><text:span text:style-name="T121_21">bukkit</text:span><text:span text:style-name="T121_22">.</text:span><text:span text:style-name="T121_23">Location</text:span><text:span text:style-name="T121_24"><text:s/></text:span><text:span text:style-name="T121_25">is</text:span><text:span text:style-name="T121_26"><text:s/></text:span><text:span text:style-name="T121_27">as</text:span><text:span text:style-name="T121_28"><text:s/></text:span><text:span text:style-name="T121_29">follows</text:span></text:p>
            <text:p text:style-name="P122"/>
            <text:p text:style-name="P123"/>
            <text:p text:style-name="P124"><text:span text:style-name="T124_1"><text:s text:c="3"/></text:span></text:p>
            <table:table table:style-name="Table13">
              <table:table-column table:style-name="Column13"/>
              <table:table-row table:style-name="Row23">
                <table:table-cell table:style-name="Cell23">
                  <text:p text:style-name="P125"><text:span text:style-name="T125_1">java</text:span><text:span text:style-name="T125_2">.</text:span><text:span text:style-name="T125_3">lang</text:span><text:span text:style-name="T125_4">.</text:span><text:span text:style-name="T125_5">Object</text:span></text:p>
                </table:table-cell>
              </table:table-row>
              <table:table-row table:style-name="Row24">
                <table:table-cell table:style-name="Cell24">
                  <text:p text:style-name="P126"><text:span text:style-name="T126_1">⇧</text:span></text:p>
                </table:table-cell>
              </table:table-row>
              <table:table-row table:style-name="Row25">
                <table:table-cell table:style-name="Cell25">
                  <text:p text:style-name="P127"><text:span text:style-name="T127_1">java</text:span><text:span text:style-name="T127_2">.</text:span><text:span text:style-name="T127_3">lang</text:span><text:span text:style-name="T127_4">.</text:span><text:span text:style-name="T127_5">Number</text:span></text:p>
                </table:table-cell>
              </table:table-row>
              <table:table-row table:style-name="Row26">
                <table:table-cell table:style-name="Cell26">
                  <text:p text:style-name="P128"><text:span text:style-name="T128_1">⇧</text:span></text:p>
                </table:table-cell>
              </table:table-row>
              <table:table-row table:style-name="Row27">
                <table:table-cell table:style-name="Cell27">
                  <text:p text:style-name="P129"><text:span text:style-name="T129_1">java</text:span><text:span text:style-name="T129_2">.</text:span><text:span text:style-name="T129_3">lang</text:span><text:span text:style-name="T129_4">.</text:span><text:span text:style-name="T129_5">Integer</text:span></text:p>
                </table:table-cell>
              </table:table-row>
            </table:table>
            <text:p text:style-name="P130"/>
            <text:p text:style-name="P131"/>
            <text:p text:style-name="P132"><text:span text:style-name="T132_1">Which</text:span><text:span text:style-name="T132_2"><text:s/></text:span><text:span text:style-name="T132_3">of</text:span><text:span text:style-name="T132_4"><text:s/></text:span><text:span text:style-name="T132_5">the</text:span><text:span text:style-name="T132_6"><text:s/></text:span><text:span text:style-name="T132_7">following</text:span><text:span text:style-name="T132_8"><text:s/></text:span><text:span text:style-name="T132_9">variable</text:span><text:span text:style-name="T132_10"><text:s/></text:span><text:span text:style-name="T132_11">assignments</text:span><text:span text:style-name="T132_12"><text:s/></text:span><text:span text:style-name="T132_13">are</text:span><text:span text:style-name="T132_14"><text:s/></text:span><text:span text:style-name="T132_15">correct</text:span><text:span text:style-name="T132_16">?<text:s/></text:span><text:span text:style-name="T132_17">Assume</text:span><text:span text:style-name="T132_18"><text:s/></text:span><text:span text:style-name="T132_19">all</text:span><text:span text:style-name="T132_20"><text:s/></text:span><text:span text:style-name="T132_21">import</text:span><text:span text:style-name="T132_22"><text:s/></text:span><text:span text:style-name="T132_23">issues</text:span><text:span text:style-name="T132_24"><text:s/></text:span><text:span text:style-name="T132_25">are</text:span><text:span text:style-name="T132_26"><text:s/></text:span><text:span text:style-name="T132_27">fixed</text:span><text:span text:style-name="T132_28">.</text:span></text:p>
            <text:p text:style-name="P133"/>
            <text:p text:style-name="P134"><text:span text:style-name="T134_1">More</text:span><text:span text:style-name="T134_2"><text:s/></text:span><text:span text:style-name="T134_3">than</text:span><text:span text:style-name="T134_4"><text:s/></text:span><text:span text:style-name="T134_5">one</text:span><text:span text:style-name="T134_6"><text:s/></text:span><text:span text:style-name="T134_7">answer</text:span><text:span text:style-name="T134_8"><text:s/></text:span><text:span text:style-name="T134_9">may</text:span><text:span text:style-name="T134_10"><text:s/></text:span><text:span text:style-name="T134_11">be</text:span><text:span text:style-name="T134_12"><text:s/></text:span><text:span text:style-name="T134_13">correct</text:span><text:span text:style-name="T134_14">,<text:s/></text:span><text:span text:style-name="T134_15">Indicate</text:span><text:span text:style-name="T134_16"><text:s/></text:span><text:span text:style-name="T134_17">all</text:span><text:span text:style-name="T134_18"><text:s/></text:span><text:span text:style-name="T134_19">your</text:span><text:span text:style-name="T134_20"><text:s/></text:span><text:span text:style-name="T134_21">answer</text:span><text:span text:style-name="T134_22"><text:s/></text:span><text:span text:style-name="T134_23">choices</text:span><text:span text:style-name="T134_24"><text:s/></text:span><text:span text:style-name="T134_25">in</text:span><text:span text:style-name="T134_26"><text:s/></text:span><text:span text:style-name="T134_27">the</text:span><text:span text:style-name="T134_28"><text:s/></text:span><text:span text:style-name="T134_29">answer</text:span><text:span text:style-name="T134_30"><text:s/></text:span><text:span text:style-name="T134_31">box</text:span><text:span text:style-name="T134_32"><text:s/></text:span><text:span text:style-name="T134_33">below</text:span><text:span text:style-name="T134_34">.<text:s/></text:span><text:span text:style-name="T134_35">For</text:span><text:span text:style-name="T134_36"><text:s/></text:span><text:span text:style-name="T134_37">example</text:span><text:span text:style-name="T134_38">,<text:s/></text:span><text:span text:style-name="T134_39">if</text:span><text:span text:style-name="T134_40"><text:s/></text:span><text:span text:style-name="T134_41">both</text:span><text:span text:style-name="T134_42"><text:s/></text:span><text:span text:style-name="T134_43">A</text:span><text:span text:style-name="T134_44"><text:s/></text:span><text:span text:style-name="T134_45">and</text:span><text:span text:style-name="T134_46"><text:s/></text:span><text:span text:style-name="T134_47">B</text:span><text:span text:style-name="T134_48"><text:s/></text:span><text:span text:style-name="T134_49">are</text:span><text:span text:style-name="T134_50"><text:s/></text:span><text:span text:style-name="T134_51">correct</text:span><text:span text:style-name="T134_52">,<text:s/></text:span><text:span text:style-name="T134_53">indicate</text:span><text:span text:style-name="T134_54"><text:s/></text:span><text:span text:style-name="T134_55">your</text:span><text:span text:style-name="T134_56"><text:s/></text:span><text:span text:style-name="T134_57">answer</text:span><text:span text:style-name="T134_58"><text:s/></text:span><text:span text:style-name="T134_59">as</text:span><text:span text:style-name="T134_60"><text:s/></text:span><text:span text:style-name="T134_61">A</text:span><text:span text:style-name="T134_62">,</text:span><text:span text:style-name="T134_63">B</text:span></text:p>
            <text:p text:style-name="P135"/>
            <text:list text:style-name="LS1" xml:id="list0">
              <text:list-item>
                <text:p text:style-name="P136"><text:span text:style-name="T136_1">Number</text:span><text:span text:style-name="T136_2"><text:s/></text:span><text:span text:style-name="T136_3">num</text:span><text:span text:style-name="T136_4"><text:s/>=<text:s/></text:span><text:span text:style-name="T136_5">new</text:span><text:span text:style-name="T136_6"><text:s/></text:span><text:span text:style-name="T136_7">Object</text:span><text:span text:style-name="T136_8">();</text:span></text:p>
              </text:list-item>
              <text:list-item>
                <text:p text:style-name="P137"><text:span text:style-name="T137_1">Number</text:span><text:span text:style-name="T137_2"><text:s/></text:span><text:span text:style-name="T137_3">num</text:span><text:span text:style-name="T137_4"><text:s/>=<text:s/></text:span><text:span text:style-name="T137_5">new</text:span><text:span text:style-name="T137_6"><text:s/></text:span><text:span text:style-name="T137_7">Integer</text:span><text:span text:style-name="T137_8">();</text:span></text:p>
              </text:list-item>
              <text:list-item>
                <text:p text:style-name="P138"><text:span text:style-name="T138_1">Object</text:span><text:span text:style-name="T138_2"><text:s/></text:span><text:span text:style-name="T138_3">obj</text:span><text:span text:style-name="T138_4"><text:s/>=<text:s/></text:span><text:span text:style-name="T138_5">new</text:span><text:span text:style-name="T138_6"><text:s/></text:span><text:span text:style-name="T138_7">Integer</text:span><text:span text:style-name="T138_8">();</text:span></text:p>
              </text:list-item>
              <text:list-item>
                <text:p text:style-name="P139"><text:span text:style-name="T139_1">Integer</text:span><text:span text:style-name="T139_2"><text:s/></text:span><text:span text:style-name="T139_3">int</text:span><text:span text:style-name="T139_4"><text:s/>=<text:s/></text:span><text:span text:style-name="T139_5">new</text:span><text:span text:style-name="T139_6"><text:s/></text:span><text:span text:style-name="T139_7">Object</text:span><text:span text:style-name="T139_8">();</text:span></text:p>
              </text:list-item>
            </text:list>
            <text:p text:style-name="P140"/>
            <text:p text:style-name="P141"><text:span text:style-name="T141_1">Indicate</text:span><text:span text:style-name="T141_2"><text:s/></text:span><text:span text:style-name="T141_3">your</text:span><text:span text:style-name="T141_4"><text:s/></text:span><text:span text:style-name="T141_5">answer</text:span><text:span text:style-name="T141_6"><text:s/></text:span><text:span text:style-name="T141_7">in</text:span><text:span text:style-name="T141_8"><text:s/></text:span><text:span text:style-name="T141_9">the</text:span><text:span text:style-name="T141_10"><text:s/></text:span><text:span text:style-name="T141_11">Answer</text:span><text:span text:style-name="T141_12"><text:s/></text:span><text:span text:style-name="T141_13">Box</text:span><text:span text:style-name="T141_14"><text:s/></text:span><text:span text:style-name="T141_15">below</text:span><text:span text:style-name="T141_16">.</text:span></text:p>
          </table:table-cell>
        </table:table-row>
        <table:table-row table:style-name="Row28">
          <table:table-cell table:style-name="Cell28">
            <text:p text:style-name="P142"><text:span text:style-name="T142_1">Answer</text:span></text:p>
          </table:table-cell>
        </table:table-row>
        <table:table-row table:style-name="Row29">
          <table:table-cell table:style-name="Cell29">
            <text:p text:style-name="P143"/>
            <text:p text:style-name="P144"/>
            <text:p text:style-name="P145"/>
            <text:p text:style-name="P146"/>
            <text:p text:style-name="P147"/>
          </table:table-cell>
        </table:table-row>
      </table:table>
      <text:p text:style-name="P148"/>
      <text:p text:style-name="P149"/>
      <text:p text:style-name="P150"/>
      <text:p text:style-name="P151"/>
      <text:p text:style-name="P15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53cm" fo:margin-bottom="0.212cm" fo:keep-with-next="always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247cm" fo:margin-bottom="0.212cm" fo:keep-with-next="always" style:writing-mode="lr-tb"/>
      <style:text-properties fo:color="#80808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212cm" fo:keep-with-next="always" style:writing-mode="lr-tb"/>
      <style:text-properties style:font-name="Verdana" fo:font-size="28pt" style:font-name-asian="Verdana" style:font-size-asian="28pt" style:font-name-complex="Verdana" style:font-size-complex="28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top="0.106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A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>
      <style:text-properties style:font-name="Arial" fo:font-size="11pt" style:font-name-asian="Arial" style:font-size-asian="11pt" style:font-name-complex="Arial" style:font-size-complex="11pt"/>
    </style:style>
    <style:style style:name="T1_3" style:family="text">
      <style:text-properties style:font-name="Arial" fo:font-size="11pt" style:font-name-asian="Arial" style:font-size-asian="11pt" style:font-name-complex="Arial" style:font-size-complex="11pt"/>
    </style:style>
    <style:style style:name="T1_4" style:family="text">
      <style:text-properties style:font-name="Arial" fo:font-size="11pt" style:font-name-asian="Arial" style:font-size-asian="11pt" style:font-name-complex="Arial" style:font-size-complex="11pt"/>
    </style:style>
    <style:style style:name="T1_5" style:family="text">
      <style:text-properties style:font-name="Arial" fo:font-size="11pt" style:font-name-asian="Arial" style:font-size-asian="11pt" style:font-name-complex="Arial" style:font-size-complex="11pt"/>
    </style:style>
    <style:style style:name="T1_6" style:family="text">
      <style:text-properties style:font-name="Arial" fo:font-size="11pt" style:font-name-asian="Arial" style:font-size-asian="11pt" style:font-name-complex="Arial" style:font-size-complex="11pt"/>
    </style:style>
  </office:automatic-styles>
  <office:master-styles>
    <style:master-page style:name="Standard" style:page-layout-name="pm1">
      <style:footer>
        <text:p text:style-name="P1"><text:span text:style-name="T1_1"><text:tab/><text:tab/><text:tab/><text:tab/><text:tab/><text:tab/><text:tab/><text:tab/><text:tab/></text:span><text:span text:style-name="T1_2">©<text:s/></text:span><text:span text:style-name="T1_3">Tinker</text:span><text:span text:style-name="T1_4"><text:s/></text:span><text:span text:style-name="T1_5">Academy</text:span><text:span text:style-name="T1_6"><text:s/>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